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5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32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draw:stroke="solid" draw:stroke-dash="Ultrafine_20_Dashed"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74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56cm" fo:min-width="0cm" fo:padding-top="0.134cm" fo:padding-bottom="0.134cm" fo:padding-left="0.259cm" fo:padding-right="0.25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Штрих_20_точка" draw:fill="none" draw:textarea-vertical-align="middle"/>
    </style:style>
    <style:style style:name="gr11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13" style:family="graphic" style:parent-style-name="standard">
      <style:graphic-properties svg:stroke-width="0.018cm" svg:stroke-color="#000000" draw:marker-start="Arrow_20_concave" draw:marker-start-width="0.227cm" draw:marker-end-width="0.227cm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fo:min-height="0.4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.1cm" fo:text-align="center" fo:text-indent="0cm"/>
    </style:style>
    <style:style style:name="P5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.028cm" svg:y1="5.349cm" svg:x2="3.028cm" svg:y2="4.449cm">
          <text:p/>
        </draw:line>
        <draw:line draw:style-name="gr1" draw:text-style-name="P1" draw:layer="layout" svg:x1="3.186cm" svg:y1="4.605cm" svg:x2="4.628cm" svg:y2="7.357cm">
          <text:p/>
        </draw:line>
        <draw:line draw:style-name="gr1" draw:text-style-name="P1" draw:layer="layout" svg:x1="1.428cm" svg:y1="7.282cm" svg:x2="2.935cm" svg:y2="4.525cm">
          <text:p/>
        </draw:line>
        <draw:line draw:style-name="gr1" draw:text-style-name="P1" draw:layer="layout" svg:x1="1.461cm" svg:y1="1.649cm" svg:x2="2.882cm" svg:y2="4.098cm">
          <text:p/>
        </draw:line>
        <draw:line draw:style-name="gr1" draw:text-style-name="P1" draw:layer="layout" svg:x1="3.133cm" svg:y1="4.181cm" svg:x2="4.628cm" svg:y2="1.573cm">
          <text:p/>
        </draw:line>
        <draw:line draw:style-name="gr1" draw:text-style-name="P1" draw:layer="layout" svg:x1="3.028cm" svg:y1="8.349cm" svg:x2="3.028cm" svg:y2="5.749cm">
          <text:p/>
        </draw:line>
        <draw:circle draw:style-name="gr2" draw:text-style-name="P2" draw:layer="layout" svg:width="0.4cm" svg:height="0.4cm" svg:x="2.828cm" svg:y="5.349cm" draw:kind="arc" draw:start-angle="270" draw:end-angle="90">
          <text:p/>
        </draw:circle>
        <draw:custom-shape draw:style-name="gr3" draw:text-style-name="P3" draw:layer="layout" svg:width="0.4cm" svg:height="0.5cm" svg:x="2.828cm" svg:y="6.3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5cm" draw:transform="rotate (0.472460628514865) translate (3.678cm 5.95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5cm" draw:transform="rotate (-0.497069770967987) translate (2.012cm 5.773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027cm" svg:y1="6.649cm" svg:x2="2.08cm" svg:y2="6.089cm">
          <text:p/>
        </draw:line>
        <draw:line draw:style-name="gr1" draw:text-style-name="P1" draw:layer="layout" svg:x1="2.076cm" svg:y1="6.099cm" svg:x2="3.029cm" svg:y2="5.549cm">
          <text:p/>
        </draw:line>
        <draw:line draw:style-name="gr1" draw:text-style-name="P1" draw:layer="layout" svg:x1="3.975cm" svg:y1="6.089cm" svg:x2="3.028cm" svg:y2="6.649cm">
          <text:p/>
        </draw:line>
        <draw:line draw:style-name="gr1" draw:text-style-name="P1" draw:layer="layout" svg:x1="3.028cm" svg:y1="5.55cm" svg:x2="3.981cm" svg:y2="6.1cm">
          <text:p/>
        </draw:line>
        <draw:g>
          <draw:custom-shape draw:style-name="gr5" draw:text-style-name="P3" draw:layer="layout" svg:width="0.2cm" svg:height="0.2cm" svg:x="2.93cm" svg:y="5.4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3" draw:layer="layout" svg:width="0.1cm" svg:height="0.1cm" svg:x="2.98cm" svg:y="5.5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" draw:text-style-name="P3" draw:layer="layout" svg:width="0.2cm" svg:height="0.2cm" svg:x="1.98cm" svg:y="6.0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3" draw:layer="layout" svg:width="0.1cm" svg:height="0.1cm" svg:x="2.03cm" svg:y="6.0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" draw:text-style-name="P3" draw:layer="layout" svg:width="0.2cm" svg:height="0.2cm" svg:x="2.93cm" svg:y="6.5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3" draw:layer="layout" svg:width="0.1cm" svg:height="0.1cm" svg:x="2.98cm" svg:y="6.6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" draw:text-style-name="P3" draw:layer="layout" svg:width="0.2cm" svg:height="0.2cm" svg:x="3.88cm" svg:y="6.0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3" draw:layer="layout" svg:width="0.1cm" svg:height="0.1cm" svg:x="3.93cm" svg:y="6.0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7" draw:text-style-name="P3" draw:layer="layout" svg:width="0.6cm" svg:height="0.6cm" svg:x="1.053cm" svg:y="1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4.378cm" svg:y="1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1.054cm" svg:y="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4.378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528cm" svg:y1="4.349cm" svg:x2="3.628cm" svg:y2="4.349cm">
          <text:p/>
        </draw:line>
        <draw:line draw:style-name="gr10" draw:text-style-name="P1" draw:layer="layout" svg:x1="3.028cm" svg:y1="4.249cm" svg:x2="3.028cm" svg:y2="2.005cm">
          <text:p/>
        </draw:line>
        <draw:line draw:style-name="gr9" draw:text-style-name="P1" draw:layer="layout" svg:x1="3.026cm" svg:y1="4.349cm" svg:x2="3.828cm" svg:y2="3.887cm">
          <text:p/>
        </draw:line>
        <draw:g>
          <draw:g>
            <draw:g>
              <draw:custom-shape draw:style-name="gr5" draw:text-style-name="P3" draw:layer="layout" svg:width="0.2cm" svg:height="0.2cm" svg:x="2.928cm" svg:y="4.24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6" draw:text-style-name="P3" draw:layer="layout" svg:width="0.1cm" svg:height="0.1cm" svg:x="2.978cm" svg:y="4.2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ircle draw:style-name="gr2" draw:text-style-name="P2" draw:layer="layout" svg:width="0.4cm" svg:height="0.4cm" svg:x="2.828cm" svg:y="4.149cm" draw:kind="arc" draw:start-angle="240" draw:end-angle="60">
              <text:p/>
            </draw:circle>
          </draw:g>
          <draw:circle draw:style-name="gr2" draw:text-style-name="P2" draw:layer="layout" svg:width="0.6cm" svg:height="0.6cm" svg:x="2.728cm" svg:y="4.049cm" draw:kind="arc" draw:start-angle="300" draw:end-angle="120">
            <text:p/>
          </draw:circle>
        </draw:g>
        <draw:line draw:style-name="gr9" draw:text-style-name="P1" draw:layer="layout" svg:x1="4.326cm" svg:y1="7.649cm" svg:x2="5.528cm" svg:y2="6.957cm">
          <text:p/>
        </draw:line>
        <draw:line draw:style-name="gr9" draw:text-style-name="P1" draw:layer="layout" svg:x1="1cm" svg:y1="1.649cm" svg:x2="2.128cm" svg:y2="1cm">
          <text:p/>
        </draw:line>
        <draw:circle draw:style-name="gr11" draw:text-style-name="P4" draw:layer="layout" svg:width="4cm" svg:height="4cm" svg:x="1.028cm" svg:y="2.349cm" draw:kind="arc" draw:start-angle="60.23" draw:end-angle="90.1">
          <text:p/>
        </draw:circle>
        <draw:circle draw:style-name="gr11" draw:text-style-name="P4" draw:layer="layout" svg:width="4cm" svg:height="4cm" svg:x="1.021cm" svg:y="2.349cm" draw:kind="arc" draw:start-angle="89.91" draw:end-angle="119.77">
          <text:p/>
        </draw:circle>
        <draw:line draw:style-name="gr12" draw:text-style-name="P1" draw:layer="layout" svg:x1="2.028cm" svg:y1="1.049cm" svg:x2="3.649cm" svg:y2="3.996cm">
          <text:p/>
        </draw:line>
        <draw:line draw:style-name="gr12" draw:text-style-name="P1" draw:layer="layout" svg:x1="3.649cm" svg:y1="3.998cm" svg:x2="5.333cm" svg:y2="7.06cm">
          <text:p/>
        </draw:line>
        <draw:circle draw:style-name="gr13" draw:text-style-name="P2" draw:layer="layout" svg:width="0.7cm" svg:height="0.7cm" svg:x="2.678cm" svg:y="7.349cm" draw:kind="arc" draw:start-angle="111.7" draw:end-angle="69.34">
          <text:p/>
        </draw:circle>
        <draw:frame draw:style-name="gr14" draw:text-style-name="P5" draw:layer="layout" svg:width="0.714cm" svg:height="0.683cm" svg:x="3.028cm" svg:y="5.017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2.528cm" svg:y="4.616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2.328cm" svg:y="5.516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2.328cm" svg:y="5.9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3.028cm" svg:y="5.516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3.028cm" svg:y="5.9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3.228cm" svg:y="7.316cm">
          <draw:text-box>
            <text:p><text:span text:style-name="T1">ω</text:span></text:p>
          </draw:text-box>
        </draw:frame>
        <draw:frame draw:style-name="gr15" draw:text-style-name="P6" draw:layer="layout" svg:width="0.752cm" svg:height="0.684cm" svg:x="2.2cm" svg:y="2.316cm">
          <draw:text-box>
            <text:p><text:span text:style-name="T1">φ</text:span></text:p>
          </draw:text-box>
        </draw:frame>
        <draw:frame draw:style-name="gr15" draw:text-style-name="P6" draw:layer="layout" svg:width="0.752cm" svg:height="0.684cm" svg:x="3.128cm" svg:y="2.316cm">
          <draw:text-box>
            <text:p><text:span text:style-name="T1">φ</text:span></text:p>
          </draw:text-box>
        </draw:frame>
        <draw:frame draw:style-name="gr15" draw:text-style-name="P6" draw:layer="layout" svg:width="0.752cm" svg:height="0.684cm" draw:transform="rotate (-1.0471975511966) translate (4.852cm 5cm)">
          <draw:text-box>
            <text:p><text:span text:style-name="T1">l</text:span></text:p>
          </draw:text-box>
        </draw:frame>
        <draw:frame draw:style-name="gr15" draw:text-style-name="P6" draw:layer="layout" svg:width="0.752cm" svg:height="0.684cm" draw:transform="rotate (-1.0471975511966) translate (2.952cm 1.6cm)">
          <draw:text-box>
            <text:p><text:span text:style-name="T1">l</text:span></text:p>
          </draw:text-box>
        </draw:frame>
        <draw:frame draw:style-name="gr14" draw:text-style-name="P5" draw:layer="layout" svg:width="0.709cm" svg:height="0.683cm" svg:x="1.328cm" svg:y="5.517cm">
          <draw:text-box>
            <text:p><text:span text:style-name="T1">B</text:span></text:p>
          </draw:text-box>
        </draw:frame>
        <draw:frame draw:style-name="gr14" draw:text-style-name="P5" draw:layer="layout" svg:width="0.714cm" svg:height="0.683cm" svg:x="3.876cm" svg:y="5.5cm">
          <draw:text-box>
            <text:p><text:span text:style-name="T1">C</text:span></text:p>
          </draw:text-box>
        </draw:frame>
        <draw:frame draw:style-name="gr14" draw:text-style-name="P5" draw:layer="layout" svg:width="0.739cm" svg:height="0.683cm" svg:x="3.028cm" svg:y="6.417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2:47:45.650642486</meta:creation-date>
    <dc:date>2017-06-28T11:31:31.704502452</dc:date>
    <meta:editing-duration>PT1H58M46S</meta:editing-duration>
    <meta:editing-cycles>38</meta:editing-cycles>
    <meta:generator>LibreOffice/5.1.6.2$Linux_X86_64 LibreOffice_project/10m0$Build-2</meta:generator>
    <meta:document-statistic meta:object-count="61"/>
  </office:meta>
</office:document-meta>
</file>